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rsid="003ea427" officeooo:paragraph-rsid="003ea427"/>
    </style:style>
    <style:style style:name="P2" style:family="paragraph" style:parent-style-name="_5f_text">
      <style:text-properties fo:language="ru" fo:country="RU" officeooo:rsid="003ea427" officeooo:paragraph-rsid="003ea427"/>
    </style:style>
    <style:style style:name="P3" style:family="paragraph" style:parent-style-name="_5f_code">
      <style:text-properties officeooo:paragraph-rsid="004530c7"/>
    </style:style>
    <style:style style:name="P4" style:family="paragraph" style:parent-style-name="_5f_text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3ea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_5f_heading_5f_top">Установка</text:p>
      <text:p text:style-name="_5f_paragraph">Ubuntu 20.04 поставляется с PHP 7.4 в своих исходных репозиториях. Просто установите его и расширения с помощью диспетчера пакетов apt.</text:p>
      <text:p text:style-name="_5f_code">sudo apt update</text:p>
      <text:p text:style-name="P3">sudo apt install php php-cli php-fpm php-json php-common php-mysql php-zip php-gd php-mbstring php-curl php-xml php-pear php-bcmath</text:p>
      <text:p text:style-name="P3">sudo systemctl restart apache2</text:p>
      <text:p text:style-name="_5f_paragraph">Подтвердите версию PHP:</text:p>
      <text:p text:style-name="_5f_code">$ php --version</text:p>
      <text:p text:style-name="_5f_code">PHP 7.4.3 (cli) (built: Mar 26 2020 20:24:23) ( NTS )</text:p>
      <text:p text:style-name="_5f_code">Copyright (c) The PHP Group</text:p>
      <text:p text:style-name="_5f_code">Zend Engine v3.4.0, Copyright (c) Zend Technologies</text:p>
      <text:p text:style-name="_5f_code"><text:s text:c="4"/>with Zend OPcache v7.4.3, Copyright (c), by Zend Technologies</text:p>
      <text:p text:style-name="_5f_paragraph">Список всех загруженных модулей PHP:</text:p>
      <text:p text:style-name="_5f_code">$ php -m</text:p>
      <text:p text:style-name="_5f_text">Установ</text:p>
      <text:p text:style-name="_5f_text"/>
      <text:p text:style-name="_5f_text">Тестирование обработки PHP</text:p>
      <text:p text:style-name="_5f_text">Чтобы проверить, правильно ли настроен веб-сервер для обработки PHP, создайте новый файл с именем info.php внутри /var/www/html каталога со следующим кодом:</text:p>
      <text:p text:style-name="_5f_text"/>
      <text:p text:style-name="_5f_text">/var/www/html/info.php</text:p>
      <text:p text:style-name="_5f_text">&lt;?php</text:p>
      <text:p text:style-name="_5f_text">phpinfo();</text:p>
      <text:p text:style-name="_5f_text">?&gt;</text:p>
      <text:p text:style-name="_5f_text">Копировать</text:p>
      <text:p text:style-name="_5f_text">Сохраните файл, откройте браузер, и визит: http://your_server_ip/info.php.</text:p>
      <text:p text:style-name="_5f_text"/>
      <text:p text:style-name="_5f_text">Вы увидите информацию о своей конфигурации PHP, как показано на изображении ниже:</text:p>
      <text:p text:style-name="P1">тут картинка</text:p>
      <text:p text:style-name="_5f_heading_5f_middle_5f_1"><text:span text:style-name="T3">Н</text:span>еобходимо включить короткий открытый тег</text:p>
      <text:p text:style-name="P1">Нахлдим на phpinfo(); откуда он берёт конфиг <text:span text:style-name="T1">php </text:span><text:span text:style-name="T2">и правим</text:span></text:p>
      <text:p text:style-name="P2">short_open_tag=On</text:p>
      <text:p text:style-name="P2">потом перезапускаем апач</text:p>
      <text:p text:style-name="_5f_heading_5f_top">Увеличить размер загружаемых файловую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4</meta:editing-cycles>
    <meta:print-date>1970-01-01T03:00:00</meta:print-date>
    <meta:creation-date>2019-07-03T13:26:00</meta:creation-date>
    <dc:date>2021-01-16T19:01:42.175000000</dc:date>
    <meta:editing-duration>P6DT14H12M29S</meta:editing-duration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165" meta:character-count="1179" meta:non-whitespace-character-count="104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